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8.804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3.32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7.788cm"/>
    </style:style>
    <style:style style:name="co7" style:family="table-column">
      <style:table-column-properties fo:break-before="auto" style:column-width="17.782cm"/>
    </style:style>
    <style:style style:name="co8" style:family="table-column">
      <style:table-column-properties fo:break-before="auto" style:column-width="2.2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7" style:family="table-cell" style:parent-style-name="Default">
      <style:table-cell-properties fo:background-color="#ffff00" style:text-align-source="fix" style:repeat-content="false" fo:border="0.74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color="#c9211e" style:text-line-through-style="solid" style:text-line-through-type="single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b4c7dc" style:text-align-source="fix" style:repeat-content="false" fo:border="0.74pt solid #000000" style:vertical-align="top"/>
      <style:paragraph-properties fo:text-align="center" fo:margin-left="0cm"/>
      <style:text-properties fo:color="#c9211e" style:text-line-through-style="solid" style:text-line-through-type="single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b4c7dc" style:text-align-source="fix" style:repeat-content="false" fo:border="0.74pt solid #000000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 style:data-style-name="N10">
      <style:table-cell-properties fo:background-color="#ffff00" style:text-align-source="fix" style:repeat-content="false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c9211e" style:text-line-through-style="solid" style:text-line-through-type="single"/>
    </style:style>
    <style:style style:name="ce9" style:family="table-cell" style:parent-style-name="Default">
      <style:table-cell-properties fo:background-color="#b4c7dc" style:text-align-source="fix" style:repeat-content="false" fo:border="0.74pt solid #000000"/>
      <style:paragraph-properties fo:text-align="start" fo:margin-left="0cm"/>
      <style:text-properties fo:color="#c9211e" style:text-line-through-style="solid" style:text-line-through-type="single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3" style:family="table-cell" style:parent-style-name="Default">
      <style:table-cell-properties fo:background-color="#b4c7dc"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c9211e" style:text-line-through-style="solid" style:text-line-through-type="single"/>
    </style:style>
    <style:style style:name="ce1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c9211e" style:text-line-through-style="solid" style:text-line-through-type="single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color="#c9211e" style:text-line-through-style="solid" style:text-line-through-type="single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c9211e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fo:color="#7777cc" style:text-outline="false" style:text-line-through-style="none" style:text-line-through-type="none" style:font-name="Liberation Serif" fo:font-size="7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61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text-underline-style="solid" style:text-underline-width="auto" style:text-underline-color="font-color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4"/>
    <style:style style:name="ce45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8"/>
        <table:table-column table:style-name="co2" table:default-cell-style-name="ce4"/>
        <table:table-column table:style-name="co3" table:default-cell-style-name="ce4"/>
        <table:table-column table:style-name="co4" table:default-cell-style-name="ce16"/>
        <table:table-column table:style-name="co5" table:number-columns-repeated="1020" table:default-cell-style-name="ce4"/>
        <table:table-row table:style-name="ro1">
          <table:table-cell table:style-name="ce7" office:value-type="string" calcext:value-type="string">
            <text:p>Ordem</text:p>
          </table:table-cell>
          <table:table-cell table:style-name="ce1" office:value-type="string" calcext:value-type="string">
            <text:p>Bootcamp</text:p>
          </table:table-cell>
          <table:table-cell table:style-name="ce1" office:value-type="string" calcext:value-type="string">
            <text:p>Horas</text:p>
          </table:table-cell>
          <table:table-cell table:style-name="ce15" office:value-type="string" calcext:value-type="string">
            <text:p>Link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Formação .NET Develop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/>https://web.dio.me/track/cd761b54-b29e-49fd-8002-f6c98b7ba2ea?tab=certificate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9" office:value-type="string" calcext:value-type="string">
            <text:p>Formação Linux Fundamentals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0f7d9150-7d42-416a-99d7-71006bb7f45b?tab=certificate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Kotlin Experience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/>https://web.dio.me/track/kotlin-experience?tab=certificate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9" office:value-type="string" calcext:value-type="string">
            <text:p>Formação Python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04e5f7bf-e6a2-49f5-8f53-8de2237cae18?tab=certificate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Formação Java Develop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81c4cf08-5cef-43f6-a579-1e0158bd9da6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9" office:value-type="string" calcext:value-type="string">
            <text:p>Cloud Fullstack Bootcamp - Warburg Pincus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64d0fafa-be32-4f17-a0e9-4accc36cf83f?tab=certificate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Formação Angular Develop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3cfb3a84-cb97-42fe-9fcd-0aa3646870b8?tab=certificate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9" office:value-type="string" calcext:value-type="string">
            <text:p>Formação HTML Web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facf3f2a-4c2d-4250-be5b-93bb4d12995e?tab=certificate</text:p>
          </table:table-cell>
          <table:table-cell/>
          <table:table-cell table:style-name="ce2"/>
          <table:table-cell table:style-name="ce5"/>
          <table:table-cell table:style-name="ce2"/>
          <table:table-cell table:number-columns-repeated="1016"/>
        </table:table-row>
        <table:table-row table:style-name="ro2">
          <table:table-cell table:style-name="ce10"/>
          <table:table-cell table:style-name="ce8" office:value-type="string" calcext:value-type="string">
            <text:p>NTT DATA Diversidade em Tech 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/>https://web.dio.me/track/38a27e68-67ae-444d-9110-1056e605237d?tab=certificate</text:p>
          </table:table-cell>
          <table:table-cell/>
          <table:table-cell table:style-name="ce3"/>
          <table:table-cell table:style-name="ce6"/>
          <table:table-cell table:style-name="ce3"/>
          <table:table-cell table:number-columns-repeated="1016"/>
        </table:table-row>
        <table:table-row table:style-name="ro2">
          <table:table-cell table:style-name="ce11"/>
          <table:table-cell table:style-name="ce9" office:value-type="string" calcext:value-type="string">
            <text:p>Formação SQL Database Specialist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<text:s/>https://web.dio.me/track/1a5a10ed-417c-4fef-8531-2097ff072817?tab=certificate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Cloud DevOps Experience - Banco Carrefou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6f115098-24d7-4e1d-8037-0e7bd1070148?tab=certificate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9" office:value-type="string" calcext:value-type="string">
            <text:p>Formação PHP Experience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d52c5dfd-9519-44bf-96f6-d605115b231c?tab=certificate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Orange Tech + | BackEnd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2aeff5aa-bb23-4141-8109-20fa42b58ff7?tab=certificate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11"/>
          <table:table-cell table:style-name="ce9" office:value-type="string" calcext:value-type="string">
            <text:p>Formação React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96301410-2dd7-4bb7-b992-85cb0bf5f1a2?tab=certificate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Formação UX Design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/>https://web.dio.me/track/51084d73-7d54-42eb-b322-cbc323f90c79?tab=certificate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9" office:value-type="string" calcext:value-type="string">
            <text:p>Formação CSS Web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3b63e317-af92-496c-8672-53a8d14f5d32?tab=certificate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Formação Docker Fundamentals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formacao-docker-fundamentals?tab=certificate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9" office:value-type="string" calcext:value-type="string">
            <text:p>Formação Kubernetes Fundamentals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formacao-kubernetes?tab=certificate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8" office:value-type="string" calcext:value-type="string">
            <text:p>EY Fast Track Specialist - Machine Learning</text:p>
          </table:table-cell>
          <table:table-cell table:style-name="ce13" office:value-type="string" calcext:value-type="string">
            <text:p>00 hrs</text:p>
          </table:table-cell>
          <table:table-cell table:style-name="ce49" office:value-type="string" calcext:value-type="string">
            <text:p>https://web.dio.me/acceleration/international-career-acceleration-3-tonnie-talent-european-experiences?tab=path</text:p>
          </table:table-cell>
          <table:table-cell table:style-name="ce33"/>
          <table:table-cell table:number-columns-repeated="1019"/>
        </table:table-row>
        <table:table-row table:style-name="ro2">
          <table:table-cell table:style-name="ce11"/>
          <table:table-cell table:style-name="ce9" office:value-type="string" calcext:value-type="string">
            <text:p>Formação Google Cloud Platform (GCP) Specialist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<text:s/>https://web.dio.me/track/e4d5ef68-242b-4497-806b-7473ac95795e?tab=certificate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8" office:value-type="string" calcext:value-type="string">
            <text:p>Formação CI/CD com GitLab</text:p>
          </table:table-cell>
          <table:table-cell table:style-name="ce13" office:value-type="string" calcext:value-type="string">
            <text:p>00 hrs</text:p>
          </table:table-cell>
          <table:table-cell table:style-name="ce49" office:value-type="string" calcext:value-type="string">
            <text:p><text:s/>https://web.dio.me/track/a7a92326-cb82-41e2-a150-0e5ede46a412?tab=certificate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9" office:value-type="string" calcext:value-type="string">
            <text:p>Formação TypeScript Fullstack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<text:s/>https://web.dio.me/track/ba733cab-3595-43eb-b964-54739742bcc1?tab=certificate</text:p>
          </table:table-cell>
          <table:table-cell table:number-columns-repeated="1020"/>
        </table:table-row>
        <table:table-row table:style-name="ro2">
          <table:table-cell table:style-name="ce12" table:formula="of:=+[.A23]+1" office:value-type="float" office:value="1" calcext:value-type="float">
            <text:p>1</text:p>
          </table:table-cell>
          <table:table-cell table:style-name="ce2" office:value-type="string" calcext:value-type="string">
            <text:p>Linux do Zero </text:p>
          </table:table-cell>
          <table:table-cell table:style-name="ce5" office:value-type="string" calcext:value-type="string">
            <text:p>02 hrs</text:p>
          </table:table-cell>
          <table:table-cell table:style-name="ce2" office:value-type="string" calcext:value-type="string">
            <text:p>https://web.dio.me/track/linux-do-zero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7" table:formula="of:=+[.A24]+1" office:value-type="float" office:value="2" calcext:value-type="float">
            <text:p>2</text:p>
          </table:table-cell>
          <table:table-cell table:style-name="ce3" office:value-type="string" calcext:value-type="string">
            <text:p>Formação JavaScript Developer </text:p>
          </table:table-cell>
          <table:table-cell table:style-name="ce6" office:value-type="string" calcext:value-type="string">
            <text:p>14 hrs</text:p>
          </table:table-cell>
          <table:table-cell table:style-name="ce3" office:value-type="string" calcext:value-type="string">
            <text:p><text:s/>https://web.dio.me/track/a7a92326-cb82-41e2-a150-0e5ede46a412?tab=certificate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2">
          <table:table-cell table:style-name="ce12" table:formula="of:=+[.A25]+1" office:value-type="float" office:value="3" calcext:value-type="float">
            <text:p>3</text:p>
          </table:table-cell>
          <table:table-cell table:style-name="ce2" office:value-type="string" calcext:value-type="string">
            <text:p>Formação CRM Dynamics 365 Developer</text:p>
          </table:table-cell>
          <table:table-cell table:style-name="ce5" office:value-type="string" calcext:value-type="string">
            <text:p>15 hrs</text:p>
          </table:table-cell>
          <table:table-cell table:style-name="ce2" office:value-type="string" calcext:value-type="string">
            <text:p><text:s/>https://web.dio.me/track/bd36725f-f2e8-498a-8d17-25d0343e4a49?tab=certificate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17" table:formula="of:=+[.A26]+1" office:value-type="float" office:value="4" calcext:value-type="float">
            <text:p>4</text:p>
          </table:table-cell>
          <table:table-cell table:style-name="ce3" office:value-type="string" calcext:value-type="string">
            <text:p>Formação Swift &amp; iOS Experience</text:p>
          </table:table-cell>
          <table:table-cell table:style-name="ce6" office:value-type="string" calcext:value-type="string">
            <text:p>29 hrs</text:p>
          </table:table-cell>
          <table:table-cell table:style-name="ce3" office:value-type="string" calcext:value-type="string">
            <text:p>https://web.dio.me/track/809f618e-13a4-4f3a-8167-d4450addb4d8?tab=certificate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2">
          <table:table-cell table:style-name="ce12" table:formula="of:=+[.A27]+1" office:value-type="float" office:value="5" calcext:value-type="float">
            <text:p>5</text:p>
          </table:table-cell>
          <table:table-cell table:style-name="ce2" office:value-type="string" calcext:value-type="string">
            <text:p>Formação Go Developer</text:p>
          </table:table-cell>
          <table:table-cell table:style-name="ce5" office:value-type="string" calcext:value-type="string">
            <text:p>31 hrs</text:p>
          </table:table-cell>
          <table:table-cell table:style-name="ce2" office:value-type="string" calcext:value-type="string">
            <text:p><text:s/>https://web.dio.me/track/419ea9bb-66a4-4390-9eca-87cefcdd39f3?tab=certificate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2">
          <table:table-cell table:style-name="ce17" table:formula="of:=+[.A28]+1" office:value-type="float" office:value="6" calcext:value-type="float">
            <text:p>6</text:p>
          </table:table-cell>
          <table:table-cell table:style-name="ce3" office:value-type="string" calcext:value-type="string">
            <text:p>Formação Programação Reativa com Spring WebFlux</text:p>
          </table:table-cell>
          <table:table-cell table:style-name="ce6" office:value-type="string" calcext:value-type="string">
            <text:p>34 hrs</text:p>
          </table:table-cell>
          <table:table-cell table:style-name="ce3" office:value-type="string" calcext:value-type="string">
            <text:p><text:s/>https://web.dio.me/track/736d41dd-15ff-4e36-b58a-4bde700eb583?tab=certificate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2">
          <table:table-cell table:style-name="ce12" table:formula="of:=+[.A29]+1" office:value-type="float" office:value="7" calcext:value-type="float">
            <text:p>7</text:p>
          </table:table-cell>
          <table:table-cell table:style-name="ce2" office:value-type="string" calcext:value-type="string">
            <text:p>Formação Game Developer: Roblox &amp; Metaverse</text:p>
          </table:table-cell>
          <table:table-cell table:style-name="ce5" office:value-type="string" calcext:value-type="string">
            <text:p>35 hrs</text:p>
          </table:table-cell>
          <table:table-cell table:style-name="ce2" office:value-type="string" calcext:value-type="string">
            <text:p>https://web.dio.me/track/2c20040b-9ad8-4647-81c8-aa85a45e3b70?tab=certificate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2">
          <table:table-cell table:style-name="ce17" table:formula="of:=+[.A30]+1" office:value-type="float" office:value="8" calcext:value-type="float">
            <text:p>8</text:p>
          </table:table-cell>
          <table:table-cell table:style-name="ce3" office:value-type="string" calcext:value-type="string">
            <text:p>Formação Android Developer</text:p>
          </table:table-cell>
          <table:table-cell table:style-name="ce6" office:value-type="string" calcext:value-type="string">
            <text:p>46 hrs</text:p>
          </table:table-cell>
          <table:table-cell table:style-name="ce3" office:value-type="string" calcext:value-type="string">
            <text:p><text:s/>https://web.dio.me/track/3bb01d79-744d-4faf-aa4e-341fb58bef13?tab=certificate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2">
          <table:table-cell table:style-name="ce12" table:formula="of:=+[.A31]+1" office:value-type="float" office:value="9" calcext:value-type="float">
            <text:p>9</text:p>
          </table:table-cell>
          <table:table-cell table:style-name="ce2" office:value-type="string" calcext:value-type="string">
            <text:p>Formação Power BI Analyst</text:p>
          </table:table-cell>
          <table:table-cell table:style-name="ce5" office:value-type="string" calcext:value-type="string">
            <text:p>58 hrs</text:p>
          </table:table-cell>
          <table:table-cell table:style-name="ce2" office:value-type="string" calcext:value-type="string">
            <text:p>https://web.dio.me/track/ae00b551-c67c-43fa-8f2a-3591be061982?tab=certificate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2">
          <table:table-cell table:style-name="ce17" table:formula="of:=+[.A32]+1" office:value-type="float" office:value="10" calcext:value-type="float">
            <text:p>10</text:p>
          </table:table-cell>
          <table:table-cell table:style-name="ce3" office:value-type="string" calcext:value-type="string">
            <text:p>Formação IoT Specialist</text:p>
          </table:table-cell>
          <table:table-cell table:style-name="ce6" office:value-type="string" calcext:value-type="string">
            <text:p>60 hrs</text:p>
          </table:table-cell>
          <table:table-cell table:style-name="ce3" office:value-type="string" calcext:value-type="string">
            <text:p><text:s/>https://web.dio.me/track/f630768e-2b9f-4099-8597-9d760b186d1c?tab=certificate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table:style-name="ce12" table:formula="of:=+[.A33]+1" office:value-type="float" office:value="11" calcext:value-type="float">
            <text:p>11</text:p>
          </table:table-cell>
          <table:table-cell table:style-name="ce2" office:value-type="string" calcext:value-type="string">
            <text:p>Formação Flutter Specialist</text:p>
          </table:table-cell>
          <table:table-cell table:style-name="ce5" office:value-type="string" calcext:value-type="string">
            <text:p>65 hrs</text:p>
          </table:table-cell>
          <table:table-cell table:style-name="ce2" office:value-type="string" calcext:value-type="string">
            <text:p><text:s/>https://web.dio.me/track/f1b2f777-8881-4fe2-8fef-7e518806eee9?tab=certificate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17" table:formula="of:=+[.A34]+1" office:value-type="float" office:value="12" calcext:value-type="float">
            <text:p>12</text:p>
          </table:table-cell>
          <table:table-cell table:style-name="ce3" office:value-type="string" calcext:value-type="string">
            <text:p>Formação Machine Learning Specialist</text:p>
          </table:table-cell>
          <table:table-cell table:style-name="ce6" office:value-type="string" calcext:value-type="string">
            <text:p>83 hrs</text:p>
          </table:table-cell>
          <table:table-cell table:style-name="ce3" office:value-type="string" calcext:value-type="string">
            <text:p><text:s/>https://web.dio.me/track/a7a92326-cb82-41e2-a150-0e5ede46a412?tab=certificate</text:p>
          </table:table-cell>
          <table:table-cell office:value-type="float" office:value="83" calcext:value-type="float">
            <text:p>83</text:p>
          </table:table-cell>
          <table:table-cell table:number-columns-repeated="1019"/>
        </table:table-row>
        <table:table-row table:style-name="ro2">
          <table:table-cell table:style-name="ce12" table:formula="of:=+[.A35]+1" office:value-type="float" office:value="13" calcext:value-type="float">
            <text:p>13</text:p>
          </table:table-cell>
          <table:table-cell table:style-name="ce2" office:value-type="string" calcext:value-type="string">
            <text:p>Formação Unity 3D Game Developer</text:p>
          </table:table-cell>
          <table:table-cell table:style-name="ce5" office:value-type="string" calcext:value-type="string">
            <text:p>91 hrs</text:p>
          </table:table-cell>
          <table:table-cell table:style-name="ce2" office:value-type="string" calcext:value-type="string">
            <text:p><text:s/>https://web.dio.me/track/eebb9dfa-4a35-4d5b-89ce-20a10e0936f5?tab=certificate</text:p>
          </table:table-cell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4" table:formula="of:=+1-([.A36]/33)" office:value-type="percentage" office:value="0.606060606060606" calcext:value-type="percentage">
            <text:p>61%</text:p>
          </table:table-cell>
          <table:table-cell table:number-columns-repeated="3"/>
          <table:table-cell table:formula="of:=SUM([.E7:.E36])" office:value-type="float" office:value="563" calcext:value-type="float">
            <text:p>563</text:p>
          </table:table-cell>
          <table:table-cell table:style-name="Default" table:number-columns-repeated="7"/>
          <table:table-cell table:number-columns-repeated="1012"/>
        </table:table-row>
        <table:table-row table:style-name="ro2" table:number-rows-repeated="3">
          <table:table-cell table:number-columns-repeated="5"/>
          <table:table-cell table:style-name="Default" table:number-columns-repeated="7"/>
          <table:table-cell table:number-columns-repeated="1012"/>
        </table:table-row>
        <table:table-row table:style-name="ro3">
          <table:table-cell table:number-columns-repeated="5"/>
          <table:table-cell table:style-name="ce35" office:value-type="string" calcext:value-type="string">
            <text:p>XP 288438 / 295763</text:p>
          </table:table-cell>
          <table:table-cell table:style-name="ce35" office:value-type="string" calcext:value-type="string">
            <text:p>XP 284778 / 295763</text:p>
          </table:table-cell>
          <table:table-cell table:style-name="ce35" office:value-type="string" calcext:value-type="string">
            <text:p>XP 282818 / 295763</text:p>
          </table:table-cell>
          <table:table-cell table:style-name="ce35" office:value-type="string" calcext:value-type="string">
            <text:p>XP 281858 / 295763</text:p>
          </table:table-cell>
          <table:table-cell table:style-name="ce35" office:value-type="string" calcext:value-type="string">
            <text:p>XP 280378 / 295763 </text:p>
          </table:table-cell>
          <table:table-cell table:style-name="ce35" office:value-type="string" calcext:value-type="string">
            <text:p>XP 279058 / 295763 </text:p>
          </table:table-cell>
          <table:table-cell table:style-name="Default"/>
          <table:table-cell table:number-columns-repeated="1012"/>
        </table:table-row>
        <table:table-row table:style-name="ro2">
          <table:table-cell table:number-columns-repeated="11"/>
          <table:table-cell table:style-name="Default"/>
          <table:table-cell table:number-columns-repeated="1012"/>
        </table:table-row>
        <table:table-row table:style-name="ro2">
          <table:table-cell table:number-columns-repeated="5"/>
          <table:table-cell table:number-columns-repeated="6" office:value-type="float" office:value="295763" calcext:value-type="float">
            <text:p>295763</text:p>
          </table:table-cell>
          <table:table-cell table:style-name="Default"/>
          <table:table-cell table:number-columns-repeated="1012"/>
        </table:table-row>
        <table:table-row table:style-name="ro2">
          <table:table-cell table:number-columns-repeated="5"/>
          <table:table-cell table:style-name="ce35" office:value-type="float" office:value="288438" calcext:value-type="float">
            <text:p>288438</text:p>
          </table:table-cell>
          <table:table-cell table:style-name="ce35" office:value-type="float" office:value="284778" calcext:value-type="float">
            <text:p>284778</text:p>
          </table:table-cell>
          <table:table-cell table:style-name="ce35" office:value-type="float" office:value="282818" calcext:value-type="float">
            <text:p>282818</text:p>
          </table:table-cell>
          <table:table-cell table:style-name="ce35" office:value-type="float" office:value="281858" calcext:value-type="float">
            <text:p>281858</text:p>
          </table:table-cell>
          <table:table-cell table:style-name="ce35" office:value-type="float" office:value="280378" calcext:value-type="float">
            <text:p>280378</text:p>
          </table:table-cell>
          <table:table-cell table:style-name="ce35" office:value-type="float" office:value="279058" calcext:value-type="float">
            <text:p>279058</text:p>
          </table:table-cell>
          <table:table-cell table:style-name="Default"/>
          <table:table-cell table:number-columns-repeated="1012"/>
        </table:table-row>
        <table:table-row table:style-name="ro2">
          <table:table-cell table:number-columns-repeated="5"/>
          <table:table-cell table:style-name="ce37" table:formula="of:=+[.F44]-[.F45]" office:value-type="float" office:value="7325" calcext:value-type="float">
            <text:p>7325</text:p>
          </table:table-cell>
          <table:table-cell table:style-name="ce37" table:formula="of:=+[.G44]-[.G45]" office:value-type="float" office:value="10985" calcext:value-type="float">
            <text:p>10985</text:p>
          </table:table-cell>
          <table:table-cell table:style-name="ce37" table:formula="of:=+[.H44]-[.H45]" office:value-type="float" office:value="12945" calcext:value-type="float">
            <text:p>12945</text:p>
          </table:table-cell>
          <table:table-cell table:style-name="ce37" table:formula="of:=+[.I44]-[.I45]" office:value-type="float" office:value="13905" calcext:value-type="float">
            <text:p>13905</text:p>
          </table:table-cell>
          <table:table-cell table:style-name="ce37" table:formula="of:=+[.J44]-[.J45]" office:value-type="float" office:value="15385" calcext:value-type="float">
            <text:p>15385</text:p>
          </table:table-cell>
          <table:table-cell table:style-name="ce37" table:formula="of:=+[.K44]-[.K45]" office:value-type="float" office:value="16705" calcext:value-type="float">
            <text:p>16705</text:p>
          </table:table-cell>
          <table:table-cell table:style-name="Default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5"/>
          <table:table-cell table:style-name="ce35" office:value-type="string" calcext:value-type="string">
            <text:p>XP 293558 / 295763</text:p>
          </table:table-cell>
          <table:table-cell table:style-name="ce35" office:value-type="string" calcext:value-type="string">
            <text:p>XP 289678 / 29576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number-columns-repeated="2" office:value-type="float" office:value="295763" calcext:value-type="float">
            <text:p>295763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35" office:value-type="float" office:value="293558" calcext:value-type="float">
            <text:p>293558</text:p>
          </table:table-cell>
          <table:table-cell table:style-name="ce35" office:value-type="float" office:value="289678" calcext:value-type="float">
            <text:p>289678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37" table:formula="of:=+[.F50]-[.F51]" office:value-type="float" office:value="2205" calcext:value-type="float">
            <text:p>2205</text:p>
          </table:table-cell>
          <table:table-cell table:style-name="ce37" table:formula="of:=+[.G50]-[.G51]" office:value-type="float" office:value="6085" calcext:value-type="float">
            <text:p>6085</text:p>
          </table:table-cell>
          <table:table-cell table:number-columns-repeated="1017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lha2" table:style-name="ta1">
        <table:table-column table:style-name="co6" table:default-cell-style-name="ce35"/>
        <table:table-row table:style-name="ro4">
          <table:table-cell office:value-type="string" calcext:value-type="string">
            <text:p><text:a xlink:href="https://web.dio.me/track/38a27e68-67ae-444d-9110-1056e605237d" xlink:type="simple">NTT DATA Diversidade em Tech</text:a></text:p>
          </table:table-cell>
        </table:table-row>
        <table:table-row table:style-name="ro4">
          <table:table-cell office:value-type="string" calcext:value-type="string">
            <text:p><text:a xlink:href="https://web.dio.me/track/04e5f7bf-e6a2-49f5-8f53-8de2237cae18" xlink:type="simple">Formação Python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96301410-2dd7-4bb7-b992-85cb0bf5f1a2" xlink:type="simple">Formação React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6f115098-24d7-4e1d-8037-0e7bd1070148" xlink:type="simple">Cloud DevOps Experience - Banco Carrefour</text:a></text:p>
          </table:table-cell>
        </table:table-row>
        <table:table-row table:style-name="ro4">
          <table:table-cell office:value-type="string" calcext:value-type="string">
            <text:p><text:a xlink:href="https://web.dio.me/track/0f7d9150-7d42-416a-99d7-71006bb7f45b" xlink:type="simple">Formação Linux Fundamentals</text:a></text:p>
          </table:table-cell>
        </table:table-row>
        <table:table-row table:style-name="ro4">
          <table:table-cell office:value-type="string" calcext:value-type="string">
            <text:p><text:a xlink:href="https://web.dio.me/track/3b63e317-af92-496c-8672-53a8d14f5d32" xlink:type="simple">Formação CSS Web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facf3f2a-4c2d-4250-be5b-93bb4d12995e" xlink:type="simple">Formação HTML Web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64d0fafa-be32-4f17-a0e9-4accc36cf83f" xlink:type="simple">Cloud Fullstack Bootcamp - Warburg Pincus</text:a></text:p>
          </table:table-cell>
        </table:table-row>
        <table:table-row table:style-name="ro4">
          <table:table-cell office:value-type="string" calcext:value-type="string">
            <text:p><text:a xlink:href="https://web.dio.me/track/d52c5dfd-9519-44bf-96f6-d605115b231c" xlink:type="simple">Formação PHP Experience</text:a></text:p>
          </table:table-cell>
        </table:table-row>
        <table:table-row table:style-name="ro4">
          <table:table-cell office:value-type="string" calcext:value-type="string">
            <text:p><text:a xlink:href="https://web.dio.me/track/3cfb3a84-cb97-42fe-9fcd-0aa3646870b8" xlink:type="simple">Formação Angular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ae00b551-c67c-43fa-8f2a-3591be061982" xlink:type="simple">Formação Power BI Analyst</text:a></text:p>
          </table:table-cell>
        </table:table-row>
        <table:table-row table:style-name="ro4">
          <table:table-cell office:value-type="string" calcext:value-type="string">
            <text:p><text:a xlink:href="https://web.dio.me/track/2c20040b-9ad8-4647-81c8-aa85a45e3b70" xlink:type="simple">Formação Game Developer: Roblox &amp; Metaverse</text:a></text:p>
          </table:table-cell>
        </table:table-row>
        <table:table-row table:style-name="ro4">
          <table:table-cell office:value-type="string" calcext:value-type="string">
            <text:p><text:a xlink:href="https://web.dio.me/track/f1b2f777-8881-4fe2-8fef-7e518806eee9" xlink:type="simple">Formação Flutter Specialist</text:a></text:p>
          </table:table-cell>
        </table:table-row>
        <table:table-row table:style-name="ro4">
          <table:table-cell office:value-type="string" calcext:value-type="string">
            <text:p><text:a xlink:href="https://web.dio.me/track/cad0205f-3410-4802-8bc9-cf0f65506c5b" xlink:type="simple">Kotlin Experience</text:a></text:p>
          </table:table-cell>
        </table:table-row>
        <table:table-row table:style-name="ro4">
          <table:table-cell office:value-type="string" calcext:value-type="string">
            <text:p><text:a xlink:href="https://web.dio.me/track/eebb9dfa-4a35-4d5b-89ce-20a10e0936f5" xlink:type="simple">Formação Unity 3D Game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e4d5ef68-242b-4497-806b-7473ac95795e" xlink:type="simple">Formação Google Cloud Platform (GCP) Specialist</text:a></text:p>
          </table:table-cell>
        </table:table-row>
        <table:table-row table:style-name="ro4">
          <table:table-cell office:value-type="string" calcext:value-type="string">
            <text:p><text:a xlink:href="https://web.dio.me/track/51084d73-7d54-42eb-b322-cbc323f90c79" xlink:type="simple">Formação UX Designer</text:a></text:p>
          </table:table-cell>
        </table:table-row>
        <table:table-row table:style-name="ro4">
          <table:table-cell office:value-type="string" calcext:value-type="string">
            <text:p><text:a xlink:href="https://web.dio.me/track/f630768e-2b9f-4099-8597-9d760b186d1c" xlink:type="simple">Formação IoT Specialist</text:a></text:p>
          </table:table-cell>
        </table:table-row>
        <table:table-row table:style-name="ro4">
          <table:table-cell office:value-type="string" calcext:value-type="string">
            <text:p><text:a xlink:href="https://web.dio.me/track/419ea9bb-66a4-4390-9eca-87cefcdd39f3" xlink:type="simple">Formação Go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3bb01d79-744d-4faf-aa4e-341fb58bef13" xlink:type="simple">Formação Android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ba733cab-3595-43eb-b964-54739742bcc1" xlink:type="simple">Formação TypeScript Fullstack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bd36725f-f2e8-498a-8d17-25d0343e4a49" xlink:type="simple">Formação CRM Dynamics 365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1eefb20d-3932-4cff-adba-e990ff138b71" xlink:type="simple">EY Fast Track Specialist - Machine Learning</text:a></text:p>
          </table:table-cell>
        </table:table-row>
        <table:table-row table:style-name="ro4">
          <table:table-cell office:value-type="string" calcext:value-type="string">
            <text:p><text:a xlink:href="https://web.dio.me/track/1a5a10ed-417c-4fef-8531-2097ff072817" xlink:type="simple">Formação SQL Database Specialist</text:a></text:p>
          </table:table-cell>
        </table:table-row>
        <table:table-row table:style-name="ro4">
          <table:table-cell office:value-type="string" calcext:value-type="string">
            <text:p><text:a xlink:href="https://web.dio.me/track/736d41dd-15ff-4e36-b58a-4bde700eb583" xlink:type="simple">Formação Programação Reativa com Spring WebFlux</text:a></text:p>
          </table:table-cell>
        </table:table-row>
        <table:table-row table:style-name="ro4">
          <table:table-cell office:value-type="string" calcext:value-type="string">
            <text:p><text:a xlink:href="https://web.dio.me/track/a7a92326-cb82-41e2-a150-0e5ede46a412" xlink:type="simple">Formação Machine Learning Specialist</text:a></text:p>
          </table:table-cell>
        </table:table-row>
      </table:table>
      <table:table table:name="Planilha3" table:style-name="ta1">
        <table:shapes>
          <draw:frame draw:z-index="0" draw:name="https://ssl.gstatic.com/ui/v1/icons/mail/images/star_on_2.gif" draw:style-name="gr1" draw:text-style-name="P1" svg:width="0.396cm" svg:height="0.396cm" svg:x="0cm" svg:y="0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" draw:name="https://ssl.gstatic.com/ui/v1/icons/mail/images/star_on_2.gif" draw:style-name="gr1" draw:text-style-name="P1" svg:width="0.396cm" svg:height="0.396cm" svg:x="0cm" svg:y="0.452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" draw:name="https://ssl.gstatic.com/ui/v1/icons/mail/images/star_on_2.gif" draw:style-name="gr1" draw:text-style-name="P1" svg:width="0.396cm" svg:height="0.396cm" svg:x="0cm" svg:y="0.903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3" draw:name="https://ssl.gstatic.com/ui/v1/icons/mail/images/star_on_2.gif" draw:style-name="gr1" draw:text-style-name="P1" svg:width="0.396cm" svg:height="0.396cm" svg:x="0cm" svg:y="1.355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4" draw:name="https://ssl.gstatic.com/ui/v1/icons/mail/images/star_on_2.gif" draw:style-name="gr1" draw:text-style-name="P1" svg:width="0.396cm" svg:height="0.396cm" svg:x="0cm" svg:y="1.80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5" draw:name="https://ssl.gstatic.com/ui/v1/icons/mail/images/star_on_2.gif" draw:style-name="gr1" draw:text-style-name="P1" svg:width="0.396cm" svg:height="0.396cm" svg:x="0cm" svg:y="2.258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6" draw:name="https://ssl.gstatic.com/ui/v1/icons/mail/images/star_on_2.gif" draw:style-name="gr1" draw:text-style-name="P1" svg:width="0.396cm" svg:height="0.396cm" svg:x="0cm" svg:y="2.709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7" draw:name="https://ssl.gstatic.com/ui/v1/icons/mail/images/star_on_2.gif" draw:style-name="gr1" draw:text-style-name="P1" svg:width="0.396cm" svg:height="0.396cm" svg:x="0cm" svg:y="3.161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8" draw:name="https://ssl.gstatic.com/ui/v1/icons/mail/images/star_on_2.gif" draw:style-name="gr1" draw:text-style-name="P1" svg:width="0.396cm" svg:height="0.396cm" svg:x="0cm" svg:y="3.612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9" draw:name="https://ssl.gstatic.com/ui/v1/icons/mail/images/star_on_2.gif" draw:style-name="gr1" draw:text-style-name="P1" svg:width="0.396cm" svg:height="0.396cm" svg:x="0cm" svg:y="4.064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0" draw:name="https://ssl.gstatic.com/ui/v1/icons/mail/images/star_on_2.gif" draw:style-name="gr1" draw:text-style-name="P1" svg:width="0.396cm" svg:height="0.396cm" svg:x="0cm" svg:y="4.51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1" draw:name="https://ssl.gstatic.com/ui/v1/icons/mail/images/star_on_2.gif" draw:style-name="gr1" draw:text-style-name="P1" svg:width="0.396cm" svg:height="0.396cm" svg:x="0cm" svg:y="4.967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2" draw:name="https://ssl.gstatic.com/ui/v1/icons/mail/images/star_on_2.gif" draw:style-name="gr1" draw:text-style-name="P1" svg:width="0.396cm" svg:height="0.396cm" svg:x="0cm" svg:y="5.419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3" draw:name="https://ssl.gstatic.com/ui/v1/icons/mail/images/star_on_2.gif" draw:style-name="gr1" draw:text-style-name="P1" svg:width="0.396cm" svg:height="0.396cm" svg:x="0cm" svg:y="5.87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4" draw:name="https://ssl.gstatic.com/ui/v1/icons/mail/images/star_on_2.gif" draw:style-name="gr1" draw:text-style-name="P1" svg:width="0.396cm" svg:height="0.396cm" svg:x="0cm" svg:y="6.322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5" draw:name="https://ssl.gstatic.com/ui/v1/icons/mail/images/star_on_2.gif" draw:style-name="gr1" draw:text-style-name="P1" svg:width="0.396cm" svg:height="0.396cm" svg:x="0cm" svg:y="6.773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6" draw:name="https://ssl.gstatic.com/ui/v1/icons/mail/images/star_on_2.gif" draw:style-name="gr1" draw:text-style-name="P1" svg:width="0.396cm" svg:height="0.396cm" svg:x="0cm" svg:y="7.225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7" draw:name="https://ssl.gstatic.com/ui/v1/icons/mail/images/star_on_2.gif" draw:style-name="gr1" draw:text-style-name="P1" svg:width="0.396cm" svg:height="0.396cm" svg:x="0cm" svg:y="7.67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8" draw:name="https://ssl.gstatic.com/ui/v1/icons/mail/images/star_on_2.gif" draw:style-name="gr1" draw:text-style-name="P1" svg:width="0.396cm" svg:height="0.396cm" svg:x="0cm" svg:y="8.128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9" draw:name="https://ssl.gstatic.com/ui/v1/icons/mail/images/star_on_2.gif" draw:style-name="gr1" draw:text-style-name="P1" svg:width="0.396cm" svg:height="0.396cm" svg:x="0cm" svg:y="8.58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0" draw:name="https://ssl.gstatic.com/ui/v1/icons/mail/images/star_on_2.gif" draw:style-name="gr1" draw:text-style-name="P1" svg:width="0.396cm" svg:height="0.396cm" svg:x="0cm" svg:y="9.031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1" draw:name="https://ssl.gstatic.com/ui/v1/icons/mail/images/star_on_2.gif" draw:style-name="gr1" draw:text-style-name="P1" svg:width="0.396cm" svg:height="0.396cm" svg:x="0cm" svg:y="9.483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2" draw:name="https://ssl.gstatic.com/ui/v1/icons/mail/images/star_on_2.gif" draw:style-name="gr1" draw:text-style-name="P1" svg:width="0.396cm" svg:height="0.396cm" svg:x="0cm" svg:y="9.934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3" draw:name="https://ssl.gstatic.com/ui/v1/icons/mail/images/star_on_2.gif" draw:style-name="gr1" draw:text-style-name="P1" svg:width="0.396cm" svg:height="0.396cm" svg:x="0cm" svg:y="10.38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4" draw:name="https://ssl.gstatic.com/ui/v1/icons/mail/images/star_on_2.gif" draw:style-name="gr1" draw:text-style-name="P1" svg:width="0.396cm" svg:height="0.396cm" svg:x="0cm" svg:y="10.837cm">
            <draw:image xlink:href="https://ssl.gstatic.com/ui/v1/icons/mail/images/star_on_2.gif" xlink:type="simple" xlink:show="embed" xlink:actuate="onLoad" draw:mime-type="image/gif">
              <text:p/>
            </draw:image>
          </draw:frame>
        </table:shapes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ce16"/>
        <table:table-column table:style-name="co5" table:number-columns-repeated="2" table:default-cell-style-name="Default"/>
        <table:table-row table:style-name="ro4">
          <table:table-cell table:style-name="ce23"/>
          <table:table-cell table:style-name="ce35" office:value-type="string" calcext:value-type="string">
            <text:p>»Inter na DIO</text:p>
          </table:table-cell>
          <table:table-cell table:style-name="ce24" office:value-type="string" calcext:value-type="string">
            <text:p><text:s text:c="2"/>Orange Tech+ | Backend - vindas ao Bootcamp Orange Tech+|Backend! ** Confirmamos a sua inscrição no bootcamp, um programa incrível da DIO em parceria</text:p>
          </table:table-cell>
          <table:table-cell table:style-name="ce25" office:value-type="time" office:time-value="PT17H19M00S" calcext:value-type="time">
            <text:p>17:19:00</text:p>
          </table:table-cell>
          <table:table-cell table:number-columns-repeated="2"/>
        </table:table-row>
        <table:table-row table:style-name="ro5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Cloud DevOps Experience - Banco Carrefour - **SEJA BEM-VINDO(A)! O bootcamp Cloud DevOps Experience foi pensado especialmente para você desenvolver suas habilidades</text:p>
          </table:table-cell>
          <table:table-cell table:style-name="ce26" office:value-type="string" calcext:value-type="string">
            <text:p>17 de dez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Kotlin Experience! - vindas ao Bootcamp Kotlin Experience! ** Confirmamos a sua inscrição no bootcamp, um programa incrível da DIO. **Parabéns</text:p>
          </table:table-cell>
          <table:table-cell table:style-name="ce27" office:value-type="string" calcext:value-type="string">
            <text:p>15 de dez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Trainee Grupo Carrefour Brasil! - inscrição no bootcamp, um programa incrível em parceria com o Grupo Carrefour Brasil. **Parabéns!** Conquiste seu espaço</text:p>
          </table:table-cell>
          <table:table-cell table:style-name="ce26" office:value-type="string" calcext:value-type="string">
            <text:p>9 de dez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4f8b9a2be43a13&amp;q=Seja+bem-vindo%28a%29+ao+bootcamp&amp;v=c&amp;s=q" xlink:type="simple">Caixa de entrada, Bellacosa Seja bem-vindo(a) ao NTT DATA Diversidade em Tech - , o bootcamp em parceria com a NTT DATA, para você entrar no mercado de trabalho. ‌ ‌ ‌ ‌ ‌ ‌ ‌ ‌ ‌ ‌ ‌ ‌ ‌ ‌ ‌ ‌ ‌ ‌ ‌ ‌ ‌ ‌ ‌ ‌ ‌ ‌ ‌ ‌ ‌ ‌ ‌ ‌ ‌ ‌ ‌</text:a></text:p>
          </table:table-cell>
          <table:table-cell table:style-name="ce26" office:value-type="string" calcext:value-type="string">
            <text:p>9 de dez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4e402400cfa924&amp;q=Seja+bem-vindo%28a%29+ao+bootcamp&amp;v=c&amp;s=q" xlink:type="simple">Caixa de entrada, Bellacosa Seja bem-vindo(a) ao Jornada DevOps com AWS - Impulso! - inscrição no bootcamp, um programa incrível em parceria com a Impulso. **Parabéns!** Conquiste seu espaço no mercado de</text:a></text:p>
          </table:table-cell>
          <table:table-cell table:style-name="ce26" office:value-type="string" calcext:value-type="string">
            <text:p>5 de dez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4a051cc05b35b2&amp;q=Seja+bem-vindo%28a%29+ao+bootcamp&amp;v=c&amp;s=q" xlink:type="simple">Caixa de entrada, Bellacosa Seja bem-vindo ao Pottencial Tecnologia Developer - **SEJA BEM-VINDO(A)! O bootcamp Pottencial .NET Developer foi pensado especialmente para você desenvolver suas</text:a></text:p>
          </table:table-cell>
          <table:table-cell table:style-name="ce26" office:value-type="string" calcext:value-type="string">
            <text:p>22 de nov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Québec Java Digital - **SEJA BEM-VINDO(A)! O bootcamp Québec Java Digital foi pensado especialmente para você desenvolver suas habilidades</text:p>
          </table:table-cell>
          <table:table-cell table:style-name="ce26" office:value-type="string" calcext:value-type="string">
            <text:p>3 de out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3821c0ddc8466a&amp;q=Seja+bem-vindo%28a%29+ao+bootcamp&amp;v=c&amp;s=q" xlink:type="simple">Caixa de entrada, Bellacosa Seja bem-vindo ao Geração Tech Unimed BH | Ciência de Dados - **SEJA BEM-VINDO(A)! O bootcamp Geração Tech Unimed BH | Ciência de Dados foi pensado especialmente para você desenvolver</text:a></text:p>
          </table:table-cell>
          <table:table-cell table:style-name="ce26" office:value-type="string" calcext:value-type="string">
            <text:p>28 de set.</text:p>
          </table:table-cell>
          <table:table-cell table:style-name="ce29"/>
          <table:table-cell/>
        </table:table-row>
        <table:table-row table:style-name="ro3">
          <table:table-cell table:style-name="ce23"/>
          <table:table-cell table:style-name="ce35" office:value-type="string" calcext:value-type="string">
            <text:p>»Rafaela | DIO</text:p>
          </table:table-cell>
          <table:table-cell table:style-name="ce24" office:value-type="string" calcext:value-type="string">
            <text:p><text:a xlink:href="https://mail.google.com/mail/u/0/h/yqx2iauxcic9/?&amp;th=18116c7019e6443c&amp;q=Seja+bem-vindo%28a%29+ao+bootcamp&amp;v=c&amp;s=q" xlink:type="simple">Caixa de entrada, Bellacosa Seja bem-vindo(a) ao Santander Fullstack Developer. - Seja bem-vindo(a)! Olá, Vagner Bellacosa Seja muito bem-vindo ao Santander Bootcamp Fullstack Developer, o programa</text:a></text:p>
          </table:table-cell>
          <table:table-cell table:style-name="ce26" office:value-type="string" calcext:value-type="string">
            <text:p>30 de mai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Rafaela | DIO</text:p>
          </table:table-cell>
          <table:table-cell table:style-name="ce24" office:value-type="string" calcext:value-type="string">
            <text:p><text:a xlink:href="https://mail.google.com/mail/u/0/h/yqx2iauxcic9/?&amp;th=180992ac4f9db3d3&amp;q=Seja+bem-vindo%28a%29+ao+bootcamp&amp;v=c&amp;s=q" xlink:type="simple">Caixa de entrada, Bellacosa Seja bem-vindo(a) ao Decola Tech 3ª Edição - Bellacosa! Seja bem-vindo(a) ao bootcamp Decola Tech 3ª Edição! O Decola Tech Avanade é o programa de Estágio da Avanade</text:a></text:p>
          </table:table-cell>
          <table:table-cell table:style-name="ce26" office:value-type="string" calcext:value-type="string">
            <text:p>6 de mai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Rafaela | Recruiter DIO</text:p>
          </table:table-cell>
          <table:table-cell table:style-name="ce24" office:value-type="string" calcext:value-type="string">
            <text:p><text:a xlink:href="https://mail.google.com/mail/u/0/h/yqx2iauxcic9/?&amp;th=1806bdc5aa50d9ee&amp;q=Seja+bem-vindo%28a%29+ao+bootcamp&amp;v=c&amp;s=q" xlink:type="simple">Caixa de entrada, Bellacosa Seja bem-vindo ao GFT START #5 .NET! 🚀 - ** Seja bem-vindo(a) ao bootcamp GFT START #5 .NET! O GFT START #5 .NET é o programa em parceria com a GFT no qual os futuros talentos</text:a></text:p>
          </table:table-cell>
          <table:table-cell table:style-name="ce26" office:value-type="string" calcext:value-type="string">
            <text:p>27 de abr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Rafaela | Recruiter DIO</text:p>
          </table:table-cell>
          <table:table-cell table:style-name="ce24" office:value-type="string" calcext:value-type="string">
            <text:p><text:a xlink:href="https://mail.google.com/mail/u/0/h/yqx2iauxcic9/?&amp;th=1806bd8c2cd0a3b3&amp;q=Seja+bem-vindo%28a%29+ao+bootcamp&amp;v=c&amp;s=q" xlink:type="simple">Caixa de entrada, Bellacosa Seja bem-vindo ao GFT START #5 Java! 🚀 - ** Seja bem-vindo(a) ao bootcamp GFT START #5 Java! O GFT START #5 Java é o programa em parceria com a GFT no qual os futuros talentos</text:a></text:p>
          </table:table-cell>
          <table:table-cell table:style-name="ce26" office:value-type="string" calcext:value-type="string">
            <text:p>27 de abr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7fd613496f46db8&amp;q=Seja+bem-vindo%28a%29+ao+bootcamp&amp;v=c&amp;s=q" xlink:type="simple">Caixa de entrada, Bellacosa Seja bem-vindo ao Carrefour Web Developer 🚀 - Bellacosa! Seja bem-vindo(a) ao bootcamp Carrefour Web Developer. Neste bootcamp você irá desenvolver suas habilidades</text:a></text:p>
          </table:table-cell>
          <table:table-cell table:style-name="ce26" office:value-type="string" calcext:value-type="string">
            <text:p>29 de mar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7fafb34358061d2&amp;q=Seja+bem-vindo%28a%29+ao+bootcamp&amp;v=c&amp;s=q" xlink:type="simple">Caixa de entrada, Bellacosa Seja bem-vindo ao Órbi Web Games Developer 🚀 - Bellacosa! Seja bem-vindo(a) ao bootcamp Órbi Web Games Developer. Neste bootcamp você irá desenvolver suas habilidades</text:a></text:p>
          </table:table-cell>
          <table:table-cell table:style-name="ce26" office:value-type="string" calcext:value-type="string">
            <text:p>22 de mar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Cognizant na DIO</text:p>
          </table:table-cell>
          <table:table-cell table:style-name="ce24" office:value-type="string" calcext:value-type="string">
            <text:p><text:a xlink:href="https://mail.google.com/mail/u/0/h/yqx2iauxcic9/?&amp;th=17f2d734137d45da&amp;q=Seja+bem-vindo%28a%29+ao+bootcamp&amp;v=c&amp;s=q" xlink:type="simple">Caixa de entrada, Bellacosa Seja bem-vindo ao Cognizant Cloud Data Engineer #2 - Participe do bootcamp e tenha a oportunidade de ser contratado(a) no final da jornada. ‌ ‌ ‌ ‌ ‌ ‌ ‌ ‌ ‌ ‌ ‌ ‌ ‌ ‌ ‌ ‌ ‌ ‌ ‌ ‌ ‌ ‌ ‌ ‌ ‌ ‌ ‌ ‌</text:a></text:p>
          </table:table-cell>
          <table:table-cell table:style-name="ce26" office:value-type="string" calcext:value-type="string">
            <text:p>24 de fev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Sportheca na DIO</text:p>
          </table:table-cell>
          <table:table-cell table:style-name="ce24" office:value-type="string" calcext:value-type="string">
            <text:p><text:a xlink:href="https://mail.google.com/mail/u/0/h/yqx2iauxcic9/?&amp;th=17e6f0261ae4a368&amp;q=Seja+bem-vindo%28a%29+ao+bootcamp&amp;v=c&amp;s=q" xlink:type="simple">Caixa de entrada, Bellacosa Seja bem-vindo ao Sportheca Mobile Developer - Bellacosa! Seja bem-vindo(a) ao bootcamp Sportheca Mobile Developer! O Sportheca Mobile Developer é o programa em parceria</text:a></text:p>
          </table:table-cell>
          <table:table-cell table:style-name="ce26" office:value-type="string" calcext:value-type="string">
            <text:p>18 de jan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GFT na DIO</text:p>
          </table:table-cell>
          <table:table-cell table:style-name="ce24" office:value-type="string" calcext:value-type="string">
            <text:p><text:a xlink:href="https://mail.google.com/mail/u/0/h/yqx2iauxcic9/?&amp;th=17e503b33c3a5150&amp;q=Seja+bem-vindo%28a%29+ao+bootcamp&amp;v=c&amp;s=q" xlink:type="simple">Caixa de entrada, Bellacosa Seja bem-vindo ao bootcamp GFT Start #3 Java - Bellacosa! Seja bem-vindo(a) ao bootcamp GFT Start #3 Java O GFT Start #3 Java é o programa em parceria com a GFT no qual os futuros</text:a></text:p>
          </table:table-cell>
          <table:table-cell table:style-name="ce26" office:value-type="string" calcext:value-type="string">
            <text:p>12 de jan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GFT na DIO</text:p>
          </table:table-cell>
          <table:table-cell table:style-name="ce24" office:value-type="string" calcext:value-type="string">
            <text:p><text:a xlink:href="https://mail.google.com/mail/u/0/h/yqx2iauxcic9/?&amp;th=17e4bd5342880e5f&amp;q=Seja+bem-vindo%28a%29+ao+bootcamp&amp;v=c&amp;s=q" xlink:type="simple">Caixa de entrada, Bellacosa Seja bem-vindo ao GFT Start #3 .NET - Bellacosa! Seja bem-vindo(a) ao bootcamp GFT Start #3 .NET! O GFT Start #3 .NET é o programa em parceria com a GFT no qual os</text:a></text:p>
          </table:table-cell>
          <table:table-cell table:style-name="ce26" office:value-type="string" calcext:value-type="string">
            <text:p>11 de jan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Take Blip na DIO</text:p>
          </table:table-cell>
          <table:table-cell table:style-name="ce24" office:value-type="string" calcext:value-type="string">
            <text:p><text:a xlink:href="https://mail.google.com/mail/u/0/h/yqx2iauxcic9/?&amp;th=17e4637451443705&amp;q=Seja+bem-vindo%28a%29+ao+bootcamp&amp;v=c&amp;s=q" xlink:type="simple">Caixa de entrada, Bellacosa Seja bem-vindo ao Take Blip Web Developer - Bellacosa! Seja bem-vindo(a) ao bootcamp Take Blip Web Developer! O Take Blip Web Developer é o programa em parceria com</text:a></text:p>
          </table:table-cell>
          <table:table-cell table:style-name="ce26" office:value-type="string" calcext:value-type="string">
            <text:p>10 de jan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LocalizaLabs na DIO</text:p>
          </table:table-cell>
          <table:table-cell table:style-name="ce24" office:value-type="string" calcext:value-type="string">
            <text:p><text:a xlink:href="https://mail.google.com/mail/u/0/h/yqx2iauxcic9/?&amp;th=17dcad215258ba14&amp;q=Seja+bem-vindo%28a%29+ao+bootcamp&amp;v=c&amp;s=q" xlink:type="simple">Caixa de entrada, Bellacosa Seja bem-vindo ao bootcamp LocalizaLabs .NET Developer #2 - ao-bootcamp-localiza-net-developer-2/learning/9bdeaace-7f01-43c1-9b11-0cadc4fb3f23?back=/track/localiza</text:a></text:p>
          </table:table-cell>
          <table:table-cell table:style-name="ce28" office:value-type="date" office:date-value="2021-12-17" calcext:value-type="date">
            <text:p>17/12/21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NTT Data na DIO</text:p>
          </table:table-cell>
          <table:table-cell table:style-name="ce24" office:value-type="string" calcext:value-type="string">
            <text:p><text:a xlink:href="https://mail.google.com/mail/u/0/h/yqx2iauxcic9/?&amp;th=17dbaabaa553907a&amp;q=Seja+bem-vindo%28a%29+ao+bootcamp&amp;v=c&amp;s=q" xlink:type="simple">Caixa de entrada, Bellacosa Seja bem-vindo ao NTT DATA Android Developer - ao-bootcamp-ntt-data-android-developer/learning/91f4d649-5c2c-43db-9d3d-8e40b2345b19?back=/track/ntt-</text:a></text:p>
          </table:table-cell>
          <table:table-cell table:style-name="ce28" office:value-type="date" office:date-value="2021-12-14" calcext:value-type="date">
            <text:p>14/12/21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Inter na DIO</text:p>
          </table:table-cell>
          <table:table-cell table:style-name="ce24" office:value-type="string" calcext:value-type="string">
            <text:p><text:a xlink:href="https://mail.google.com/mail/u/0/h/yqx2iauxcic9/?&amp;th=17d9a3dcb873e28c&amp;q=Seja+bem-vindo%28a%29+ao+bootcamp&amp;v=c&amp;s=q" xlink:type="simple">Caixa de entrada, Bellacosa Seja bem-vindo ao bootcamp Inter Frontend Developer - Vagner! Seja bem-vindo(a) ao bootcamp Inter Frontend Developer. Neste bootcamp você irá desenvolver suas habilidades</text:a></text:p>
          </table:table-cell>
          <table:table-cell table:style-name="ce28" office:value-type="date" office:date-value="2021-12-08" calcext:value-type="date">
            <text:p>08/12/21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MRV na DIO</text:p>
          </table:table-cell>
          <table:table-cell table:style-name="ce24" office:value-type="string" calcext:value-type="string">
            <text:p><text:a xlink:href="https://mail.google.com/mail/u/0/h/yqx2iauxcic9/?&amp;th=17d5e0ff1b4100db&amp;q=Seja+bem-vindo%28a%29+ao+bootcamp&amp;v=c&amp;s=q" xlink:type="simple">Caixa de entrada, Bellacosa Seja bem-vindo(a) ao MRV Fullstack Developer - ao-bootcamp-mrv-fullstack-developer/learning/15562f02-8961-46bf-9be0-7a96301c3ebb?back=/track/mrv-fullstack</text:a></text:p>
          </table:table-cell>
          <table:table-cell table:style-name="ce28" office:value-type="date" office:date-value="2021-11-26" calcext:value-type="date">
            <text:p>26/11/21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Eduzz na DIO</text:p>
          </table:table-cell>
          <table:table-cell table:style-name="ce24" office:value-type="string" calcext:value-type="string">
            <text:p><text:s text:c="2"/>Eduzz Fullstack Developer - =4867A5128A139A52205 Seja bem-vindo(a) ao bootcamp Eduzz Fullstack Developer! Eu sou a Danielle, Customer Success &amp;</text:p>
          </table:table-cell>
          <table:table-cell table:style-name="ce28" office:value-type="date" office:date-value="2021-11-25" calcext:value-type="date">
            <text:p>25/11/21</text:p>
          </table:table-cell>
          <table:table-cell table:number-columns-repeated="2"/>
        </table:table-row>
        <table:table-row table:style-name="ro3">
          <table:table-cell table:style-name="ce35" table:number-columns-spanned="4" table:number-rows-spanned="1"/>
          <table:covered-table-cell table:number-columns-repeated="3"/>
          <table:table-cell table:style-name="ce30" office:value-type="string" calcext:value-type="string" table:number-columns-spanned="2" table:number-rows-spanned="1">
            <text:p>1 - 25 de centenas  <text:a xlink:href="https://mail.google.com/mail/u/0/h/yqx2iauxcic9/?&amp;q=Seja+bem-vindo%28a%29+ao+bootcamp&amp;s=q&amp;st=25" xlink:type="simple">Anteriores ›</text:a></text:p>
          </table:table-cell>
          <table:covered-table-cell/>
        </table:table-row>
        <table:table-row table:style-name="ro4" table:number-rows-repeated="2">
          <table:table-cell table:number-columns-repeated="6"/>
        </table:table-row>
        <table:table-row table:style-name="ro4">
          <table:table-cell table:number-columns-repeated="2"/>
          <table:table-cell table:style-name="ce16"/>
          <table:table-cell table:number-columns-repeated="3"/>
        </table:table-row>
        <table:table-row table:style-name="ro4" table:number-rows-repeated="1048546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Planilha4" table:style-name="ta1">
        <table:table-column table:style-name="co5" table:default-cell-style-name="Default"/>
        <table:table-column table:style-name="co5" table:default-cell-style-name="ce44"/>
        <table:table-column table:style-name="co5" table:default-cell-style-name="ce45"/>
        <table:table-column table:style-name="co5" table:default-cell-style-name="ce44"/>
        <table:table-row table:style-name="ro4">
          <table:table-cell office:value-type="float" office:value="2014" calcext:value-type="float">
            <text:p>2014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12000" calcext:value-type="float">
            <text:p>12000,0</text:p>
          </table:table-cell>
          <table:table-cell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12000" calcext:value-type="float">
            <text:p>12000,0</text:p>
          </table:table-cell>
          <table:table-cell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36000" calcext:value-type="float">
            <text:p>36000,0</text:p>
          </table:table-cell>
          <table:table-cell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4">
          <table:table-cell office:value-type="float" office:value="2021" calcext:value-type="float">
            <text:p>2021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4">
          <table:table-cell office:value-type="float" office:value="2022" calcext:value-type="float">
            <text:p>2022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60000" calcext:value-type="float">
            <text:p>60000,0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/>
          <table:table-cell table:formula="of:=SUM([.B1:.B9])" office:value-type="float" office:value="-900000" calcext:value-type="float">
            <text:p>-900.000,00</text:p>
          </table:table-cell>
          <table:table-cell table:formula="of:=SUM([.C1:.C9])" office:value-type="float" office:value="120000" calcext:value-type="float">
            <text:p>120000,0</text:p>
          </table:table-cell>
          <table:table-cell table:formula="of:=+[.B11]+[.C11]" office:value-type="float" office:value="-780000" calcext:value-type="float">
            <text:p>-780.000,00</text:p>
          </table:table-cell>
        </table:table-row>
        <table:table-row table:style-name="ro4" table:number-rows-repeated="1048564">
          <table:table-cell table:number-columns-repeated="4"/>
        </table:table-row>
        <table:table-row table:style-name="ro4">
          <table:table-cell table:number-columns-repeated="4"/>
        </table:table-row>
      </table:table>
      <table:named-expressions/>
      <table:database-ranges>
        <table:database-range table:name="__Anonymous_Sheet_DB__0" table:target-range-address="Planilha1.B24:Planilha1.E3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percentage-style style:name="N108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5">00/00/0000</text:date>, <text:time style:data-style-name="N2" text:time-value="20:56:02.90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25T20:58:07.078000000</dc:date>
    <meta:editing-duration>P1DT1H36M58S</meta:editing-duration>
    <meta:editing-cycles>62</meta:editing-cycles>
    <meta:generator>LibreOffice/7.3.2.2$Windows_X86_64 LibreOffice_project/49f2b1bff42cfccbd8f788c8dc32c1c309559be0</meta:generator>
    <meta:document-statistic meta:table-count="4" meta:cell-count="301" meta:object-count="25"/>
  </office:meta>
</office:document-meta>
</file>